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66ccff"/>
    </style:style>
    <style:style style:name="ce5" style:family="table-cell" style:parent-style-name="Default">
      <style:text-properties style:font-name="Noto Sans" fo:font-size="9pt" style:font-size-asian="9pt" style:font-size-complex="9pt"/>
    </style:style>
    <style:style style:name="ce6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Auswertung" table:style-name="ta1"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Rounded</text:p>
          </table:table-cell>
          <table:table-cell/>
        </table:table-row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m/mm</text:p>
          </table:table-cell>
          <table:table-cell table:style-name="ce1" office:value-type="string" calcext:value-type="string">
            <text:p>m_err/mm</text:p>
          </table:table-cell>
          <table:table-cell table:style-name="ce1" office:value-type="string" calcext:value-type="string">
            <text:p>m/mm</text:p>
          </table:table-cell>
          <table:table-cell table:style-name="ce1" office:value-type="string" calcext:value-type="string">
            <text:p>m_err/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39.0201555268" calcext:value-type="float">
            <text:p>-1039.0201555268</text:p>
          </table:table-cell>
          <table:table-cell office:value-type="float" office:value="7.1189149113" calcext:value-type="float">
            <text:p>7.1189149113</text:p>
          </table:table-cell>
          <table:table-cell table:formula="of:=ROUND(-[.B3];0)" office:value-type="float" office:value="1039" calcext:value-type="float">
            <text:p>1039</text:p>
          </table:table-cell>
          <table:table-cell table:formula="of:=ROUNDUP([.C3]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097.6478174747" calcext:value-type="float">
            <text:p>-1097.6478174747</text:p>
          </table:table-cell>
          <table:table-cell office:value-type="float" office:value="4.5896320297" calcext:value-type="float">
            <text:p>4.5896320297</text:p>
          </table:table-cell>
          <table:table-cell table:formula="of:=ROUND(-[.B4];0)" office:value-type="float" office:value="1098" calcext:value-type="float">
            <text:p>1098</text:p>
          </table:table-cell>
          <table:table-cell table:formula="of:=ROUNDUP([.C4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155.3961747293" calcext:value-type="float">
            <text:p>-1155.3961747293</text:p>
          </table:table-cell>
          <table:table-cell office:value-type="float" office:value="5.6878782993" calcext:value-type="float">
            <text:p>5.6878782993</text:p>
          </table:table-cell>
          <table:table-cell table:formula="of:=ROUND(-[.B5];0)" office:value-type="float" office:value="1155" calcext:value-type="float">
            <text:p>1155</text:p>
          </table:table-cell>
          <table:table-cell table:formula="of:=ROUNDUP([.C5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082.0095726446" calcext:value-type="float">
            <text:p>-1082.0095726446</text:p>
          </table:table-cell>
          <table:table-cell office:value-type="float" office:value="7.0821172264" calcext:value-type="float">
            <text:p>7.0821172264</text:p>
          </table:table-cell>
          <table:table-cell table:formula="of:=ROUND(-[.B6];0)" office:value-type="float" office:value="1082" calcext:value-type="float">
            <text:p>1082</text:p>
          </table:table-cell>
          <table:table-cell table:formula="of:=ROUNDUP([.C6]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140.0359772185" calcext:value-type="float">
            <text:p>-1140.0359772185</text:p>
          </table:table-cell>
          <table:table-cell office:value-type="float" office:value="6.2883618305" calcext:value-type="float">
            <text:p>6.2883618305</text:p>
          </table:table-cell>
          <table:table-cell table:formula="of:=ROUND(-[.B7];0)" office:value-type="float" office:value="1140" calcext:value-type="float">
            <text:p>1140</text:p>
          </table:table-cell>
          <table:table-cell table:formula="of:=ROUNDUP([.C7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39.6507388253" calcext:value-type="float">
            <text:p>-1139.6507388253</text:p>
          </table:table-cell>
          <table:table-cell office:value-type="float" office:value="6.0232611051" calcext:value-type="float">
            <text:p>6.0232611051</text:p>
          </table:table-cell>
          <table:table-cell table:formula="of:=ROUND(-[.B8];0)" office:value-type="float" office:value="1140" calcext:value-type="float">
            <text:p>1140</text:p>
          </table:table-cell>
          <table:table-cell table:formula="of:=ROUNDUP([.C8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116.6270835637" calcext:value-type="float">
            <text:p>-1116.6270835637</text:p>
          </table:table-cell>
          <table:table-cell office:value-type="float" office:value="6.0681424736" calcext:value-type="float">
            <text:p>6.0681424736</text:p>
          </table:table-cell>
          <table:table-cell table:formula="of:=ROUND(-[.B9];0)" office:value-type="float" office:value="1117" calcext:value-type="float">
            <text:p>1117</text:p>
          </table:table-cell>
          <table:table-cell table:formula="of:=ROUNDUP([.C9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125.0354870321" calcext:value-type="float">
            <text:p>-1125.0354870321</text:p>
          </table:table-cell>
          <table:table-cell office:value-type="float" office:value="8.1526555415" calcext:value-type="float">
            <text:p>8.1526555415</text:p>
          </table:table-cell>
          <table:table-cell table:formula="of:=ROUND(-[.B10];0)" office:value-type="float" office:value="1125" calcext:value-type="float">
            <text:p>1125</text:p>
          </table:table-cell>
          <table:table-cell table:formula="of:=ROUNDUP([.C10]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091.9489346944" calcext:value-type="float">
            <text:p>-1091.9489346944</text:p>
          </table:table-cell>
          <table:table-cell office:value-type="float" office:value="8.5761806565" calcext:value-type="float">
            <text:p>8.5761806565</text:p>
          </table:table-cell>
          <table:table-cell table:formula="of:=ROUND(-[.B11];0)" office:value-type="float" office:value="1092" calcext:value-type="float">
            <text:p>1092</text:p>
          </table:table-cell>
          <table:table-cell table:formula="of:=ROUNDUP([.C11];0)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m/mm</text:p>
          </table:table-cell>
          <table:table-cell/>
          <table:table-cell table:style-name="ce1" office:value-type="string" calcext:value-type="string">
            <text:p>avg/mm</text:p>
          </table:table-cell>
          <table:table-cell table:formula="of:=AVERAGE([.D3:.D11])" office:value-type="float" office:value="1109.77777777778" calcext:value-type="float">
            <text:p>1109.77777777778</text:p>
          </table:table-cell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table:formula="of:=COM.MICROSOFT.CONCAT([.D3];&quot;(&quot;;[.E3];&quot;)&quot;)" office:value-type="string" office:string-value="1039(8)" calcext:value-type="string">
            <text:p>1039(8)</text:p>
          </table:table-cell>
          <table:table-cell/>
          <table:table-cell table:style-name="ce1" office:value-type="string" calcext:value-type="string">
            <text:p>error/mm</text:p>
          </table:table-cell>
          <table:table-cell table:formula="of:=(1/9)*(SQRT(SUMSQ([.E3:.E11])))" office:value-type="float" office:value="2.47954595604682" calcext:value-type="float">
            <text:p>2.47954595604682</text:p>
          </table:table-cell>
        </table:table-row>
        <table:table-row table:style-name="ro1">
          <table:table-cell table:formula="of:=[.A4]" office:value-type="float" office:value="2" calcext:value-type="float">
            <text:p>2</text:p>
          </table:table-cell>
          <table:table-cell table:formula="of:=COM.MICROSOFT.CONCAT([.D4];&quot;(&quot;;[.E4];&quot;)&quot;)" office:value-type="string" office:string-value="1098(5)" calcext:value-type="string">
            <text:p>1098(5)</text:p>
          </table:table-cell>
          <table:table-cell/>
          <table:table-cell table:style-name="ce1" office:value-type="string" calcext:value-type="string">
            <text:p>stddev/mm</text:p>
          </table:table-cell>
          <table:table-cell table:formula="of:=COM.MICROSOFT.STDEV.S([.D3:.D11])" office:value-type="float" office:value="36.0408718602151" calcext:value-type="float">
            <text:p>36.0408718602151</text:p>
          </table:table-cell>
        </table:table-row>
        <table:table-row table:style-name="ro1">
          <table:table-cell table:formula="of:=[.A5]" office:value-type="float" office:value="3" calcext:value-type="float">
            <text:p>3</text:p>
          </table:table-cell>
          <table:table-cell table:formula="of:=COM.MICROSOFT.CONCAT([.D5];&quot;(&quot;;[.E5];&quot;)&quot;)" office:value-type="string" office:string-value="1155(6)" calcext:value-type="string">
            <text:p>1155(6)</text:p>
          </table:table-cell>
          <table:table-cell table:number-columns-repeated="3"/>
        </table:table-row>
        <table:table-row table:style-name="ro1">
          <table:table-cell table:formula="of:=[.A6]" office:value-type="float" office:value="4" calcext:value-type="float">
            <text:p>4</text:p>
          </table:table-cell>
          <table:table-cell table:formula="of:=COM.MICROSOFT.CONCAT([.D6];&quot;(&quot;;[.E6];&quot;)&quot;)" office:value-type="string" office:string-value="1082(8)" calcext:value-type="string">
            <text:p>1082(8)</text:p>
          </table:table-cell>
          <table:table-cell table:number-columns-repeated="3"/>
        </table:table-row>
        <table:table-row table:style-name="ro1">
          <table:table-cell table:formula="of:=[.A7]" office:value-type="float" office:value="5" calcext:value-type="float">
            <text:p>5</text:p>
          </table:table-cell>
          <table:table-cell table:formula="of:=COM.MICROSOFT.CONCAT([.D7];&quot;(&quot;;[.E7];&quot;)&quot;)" office:value-type="string" office:string-value="1140(7)" calcext:value-type="string">
            <text:p>1140(7)</text:p>
          </table:table-cell>
          <table:table-cell table:number-columns-repeated="3"/>
        </table:table-row>
        <table:table-row table:style-name="ro1">
          <table:table-cell table:formula="of:=[.A8]" office:value-type="float" office:value="6" calcext:value-type="float">
            <text:p>6</text:p>
          </table:table-cell>
          <table:table-cell table:formula="of:=COM.MICROSOFT.CONCAT([.D8];&quot;(&quot;;[.E8];&quot;)&quot;)" office:value-type="string" office:string-value="1140(7)" calcext:value-type="string">
            <text:p>1140(7)</text:p>
          </table:table-cell>
          <table:table-cell table:number-columns-repeated="3"/>
        </table:table-row>
        <table:table-row table:style-name="ro1">
          <table:table-cell table:formula="of:=[.A9]" office:value-type="float" office:value="7" calcext:value-type="float">
            <text:p>7</text:p>
          </table:table-cell>
          <table:table-cell table:formula="of:=COM.MICROSOFT.CONCAT([.D9];&quot;(&quot;;[.E9];&quot;)&quot;)" office:value-type="string" office:string-value="1117(7)" calcext:value-type="string">
            <text:p>1117(7)</text:p>
          </table:table-cell>
          <table:table-cell table:number-columns-repeated="3"/>
        </table:table-row>
        <table:table-row table:style-name="ro1">
          <table:table-cell table:formula="of:=[.A10]" office:value-type="float" office:value="8" calcext:value-type="float">
            <text:p>8</text:p>
          </table:table-cell>
          <table:table-cell table:formula="of:=COM.MICROSOFT.CONCAT([.D10];&quot;(&quot;;[.E10];&quot;)&quot;)" office:value-type="string" office:string-value="1125(9)" calcext:value-type="string">
            <text:p>1125(9)</text:p>
          </table:table-cell>
          <table:table-cell table:number-columns-repeated="3"/>
        </table:table-row>
        <table:table-row table:style-name="ro1">
          <table:table-cell table:formula="of:=[.A11]" office:value-type="float" office:value="9" calcext:value-type="float">
            <text:p>9</text:p>
          </table:table-cell>
          <table:table-cell table:formula="of:=COM.MICROSOFT.CONCAT([.D11];&quot;(&quot;;[.E11];&quot;)&quot;)" office:value-type="string" office:string-value="1092(9)" calcext:value-type="string">
            <text:p>1092(9)</text:p>
          </table:table-cell>
          <table:table-cell table:number-columns-repeated="3"/>
        </table:table-row>
      </table:table>
      <table:table table:name="B1" table:style-name="ta1">
        <table:table-column table:style-name="co1" table:number-columns-repeated="64" table:default-cell-style-name="ce5"/>
        <table:table-row table:style-name="ro1">
          <table:table-cell office:value-type="string" calcext:value-type="string">
            <text:p>mass_A</text:p>
          </table:table-cell>
          <table:table-cell table:number-columns-repeated="2"/>
          <table:table-cell office:value-type="string" calcext:value-type="string">
            <text:p>Normaliz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table:number-columns-repeated="59"/>
        </table:table-row>
        <table:table-row table:style-name="ro1">
          <table:table-cell office:value-type="float" office:value="2.11666666666667" calcext:value-type="float">
            <text:p>2.11666666666667</text:p>
          </table:table-cell>
          <table:table-cell office:value-type="float" office:value="0.0544848480995605" calcext:value-type="float">
            <text:p>0.054484848099561</text:p>
          </table:table-cell>
          <table:table-cell/>
          <table:table-cell table:formula="of:=[.A3]-[.A$3]" office:value-type="float" office:value="0" calcext:value-type="float">
            <text:p>0</text:p>
          </table:table-cell>
          <table:table-cell table:formula="of:=[.B3]-[.B$3]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.13333333333333" calcext:value-type="float">
            <text:p>2.13333333333333</text:p>
          </table:table-cell>
          <table:table-cell office:value-type="float" office:value="0.0380731352014703" calcext:value-type="float">
            <text:p>0.03807313520147</text:p>
          </table:table-cell>
          <table:table-cell/>
          <table:table-cell table:formula="of:=[.A4]-[.A$3]" office:value-type="float" office:value="0.0166666666666604" calcext:value-type="float">
            <text:p>0.01666666666666</text:p>
          </table:table-cell>
          <table:table-cell table:formula="of:=[.B4]-[.B$3]" office:value-type="float" office:value="-0.0164117128980902" calcext:value-type="float">
            <text:p>-0.01641171289809</text:p>
          </table:table-cell>
          <table:table-cell table:number-columns-repeated="59"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0.0211517417785946" calcext:value-type="float">
            <text:p>0.021151741778595</text:p>
          </table:table-cell>
          <table:table-cell/>
          <table:table-cell table:formula="of:=[.A5]-[.A$3]" office:value-type="float" office:value="0.0333333333333301" calcext:value-type="float">
            <text:p>0.03333333333333</text:p>
          </table:table-cell>
          <table:table-cell table:formula="of:=[.B5]-[.B$3]" office:value-type="float" office:value="-0.0333331063209659" calcext:value-type="float">
            <text:p>-0.033333106320966</text:p>
          </table:table-cell>
          <table:table-cell table:number-columns-repeated="59"/>
        </table:table-row>
        <table:table-row table:style-name="ro1">
          <table:table-cell office:value-type="float" office:value="2.16666666666667" calcext:value-type="float">
            <text:p>2.16666666666667</text:p>
          </table:table-cell>
          <table:table-cell office:value-type="float" office:value="0.00412841225076186" calcext:value-type="float">
            <text:p>0.004128412250762</text:p>
          </table:table-cell>
          <table:table-cell/>
          <table:table-cell table:formula="of:=[.A6]-[.A$3]" office:value-type="float" office:value="0.0500000000000003" calcext:value-type="float">
            <text:p>0.05</text:p>
          </table:table-cell>
          <table:table-cell table:formula="of:=[.B6]-[.B$3]" office:value-type="float" office:value="-0.0503564358487986" calcext:value-type="float">
            <text:p>-0.050356435848799</text:p>
          </table:table-cell>
          <table:table-cell table:number-columns-repeated="59"/>
        </table:table-row>
        <table:table-row table:style-name="ro1">
          <table:table-cell office:value-type="float" office:value="2.18333333333333" calcext:value-type="float">
            <text:p>2.18333333333333</text:p>
          </table:table-cell>
          <table:table-cell office:value-type="float" office:value="-0.0130987894869851" calcext:value-type="float">
            <text:p>-0.013098789486985</text:p>
          </table:table-cell>
          <table:table-cell/>
          <table:table-cell table:formula="of:=[.A7]-[.A$3]" office:value-type="float" office:value="0.0666666666666602" calcext:value-type="float">
            <text:p>0.06666666666666</text:p>
          </table:table-cell>
          <table:table-cell table:formula="of:=[.B7]-[.B$3]" office:value-type="float" office:value="-0.0675836375865456" calcext:value-type="float">
            <text:p>-0.067583637586546</text:p>
          </table:table-cell>
          <table:table-cell table:number-columns-repeated="5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0.0306317995396032" calcext:value-type="float">
            <text:p>-0.030631799539603</text:p>
          </table:table-cell>
          <table:table-cell/>
          <table:table-cell table:formula="of:=[.A8]-[.A$3]" office:value-type="float" office:value="0.0833333333333304" calcext:value-type="float">
            <text:p>0.08333333333333</text:p>
          </table:table-cell>
          <table:table-cell table:formula="of:=[.B8]-[.B$3]" office:value-type="float" office:value="-0.0851166476391637" calcext:value-type="float">
            <text:p>-0.085116647639164</text:p>
          </table:table-cell>
          <table:table-cell table:number-columns-repeated="59"/>
        </table:table-row>
        <table:table-row table:style-name="ro1">
          <table:table-cell office:value-type="float" office:value="2.21666666666667" calcext:value-type="float">
            <text:p>2.21666666666667</text:p>
          </table:table-cell>
          <table:table-cell office:value-type="float" office:value="-0.0483686818021356" calcext:value-type="float">
            <text:p>-0.048368681802136</text:p>
          </table:table-cell>
          <table:table-cell/>
          <table:table-cell table:formula="of:=[.A9]-[.A$3]" office:value-type="float" office:value="0.1" calcext:value-type="float">
            <text:p>0.1</text:p>
          </table:table-cell>
          <table:table-cell table:formula="of:=[.B9]-[.B$3]" office:value-type="float" office:value="-0.102853529901696" calcext:value-type="float">
            <text:p>-0.102853529901696</text:p>
          </table:table-cell>
          <table:table-cell table:number-columns-repeated="59"/>
        </table:table-row>
        <table:table-row table:style-name="ro1">
          <table:table-cell office:value-type="float" office:value="2.23333333333333" calcext:value-type="float">
            <text:p>2.23333333333333</text:p>
          </table:table-cell>
          <table:table-cell office:value-type="float" office:value="-0.0669210529043246" calcext:value-type="float">
            <text:p>-0.066921052904325</text:p>
          </table:table-cell>
          <table:table-cell/>
          <table:table-cell table:formula="of:=[.A10]-[.A$3]" office:value-type="float" office:value="0.11666666666666" calcext:value-type="float">
            <text:p>0.11666666666666</text:p>
          </table:table-cell>
          <table:table-cell table:formula="of:=[.B10]-[.B$3]" office:value-type="float" office:value="-0.121405901003885" calcext:value-type="float">
            <text:p>-0.121405901003885</text:p>
          </table:table-cell>
          <table:table-cell table:number-columns-repeated="59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2" table:style-name="ta1">
        <table:table-column table:style-name="co1" table:number-columns-repeated="3" table:default-cell-style-name="Default"/>
        <table:table-column table:style-name="co1" table:number-columns-repeated="2" table:default-cell-style-name="ce5"/>
        <table:table-row table:style-name="ro1">
          <table:table-cell office:value-type="string" calcext:value-type="string">
            <text:p>mass_B</text:p>
          </table:table-cell>
          <table:table-cell table:number-columns-repeated="2"/>
          <table:table-cell office:value-type="string" calcext:value-type="string">
            <text:p>Normalized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1.0166666666667" calcext:value-type="float">
            <text:p>11.0166666666667</text:p>
          </table:table-cell>
          <table:table-cell office:value-type="float" office:value="0.0611944803310823" calcext:value-type="float">
            <text:p>0.061194480331082</text:p>
          </table:table-cell>
          <table:table-cell/>
          <table:table-cell table:formula="of:=[.A3]-[.A$3]" office:value-type="float" office:value="0" calcext:value-type="float">
            <text:p>0</text:p>
          </table:table-cell>
          <table:table-cell table:formula="of:=[.B3]-[.B$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333333333333" calcext:value-type="float">
            <text:p>11.0333333333333</text:p>
          </table:table-cell>
          <table:table-cell office:value-type="float" office:value="0.0428865910447515" calcext:value-type="float">
            <text:p>0.042886591044752</text:p>
          </table:table-cell>
          <table:table-cell/>
          <table:table-cell table:formula="of:=[.A4]-[.A$3]" office:value-type="float" office:value="0.0166666666666" calcext:value-type="float">
            <text:p>0.0166666666666</text:p>
          </table:table-cell>
          <table:table-cell table:formula="of:=[.B4]-[.B$3]" office:value-type="float" office:value="-0.0183078892863308" calcext:value-type="float">
            <text:p>-0.018307889286331</text:p>
          </table:table-cell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0.0256052169418307" calcext:value-type="float">
            <text:p>0.025605216941831</text:p>
          </table:table-cell>
          <table:table-cell/>
          <table:table-cell table:formula="of:=[.A5]-[.A$3]" office:value-type="float" office:value="0.0333333333333012" calcext:value-type="float">
            <text:p>0.033333333333301</text:p>
          </table:table-cell>
          <table:table-cell table:formula="of:=[.B5]-[.B$3]" office:value-type="float" office:value="-0.0355892633892516" calcext:value-type="float">
            <text:p>-0.035589263389252</text:p>
          </table:table-cell>
        </table:table-row>
        <table:table-row table:style-name="ro1">
          <table:table-cell office:value-type="float" office:value="11.0666666666667" calcext:value-type="float">
            <text:p>11.0666666666667</text:p>
          </table:table-cell>
          <table:table-cell office:value-type="float" office:value="0.00617430763136342" calcext:value-type="float">
            <text:p>0.006174307631363</text:p>
          </table:table-cell>
          <table:table-cell/>
          <table:table-cell table:formula="of:=[.A6]-[.A$3]" office:value-type="float" office:value="0.0500000000000007" calcext:value-type="float">
            <text:p>0.050000000000001</text:p>
          </table:table-cell>
          <table:table-cell table:formula="of:=[.B6]-[.B$3]" office:value-type="float" office:value="-0.0550201726997189" calcext:value-type="float">
            <text:p>-0.055020172699719</text:p>
          </table:table-cell>
        </table:table-row>
        <table:table-row table:style-name="ro1">
          <table:table-cell office:value-type="float" office:value="11.0833333333333" calcext:value-type="float">
            <text:p>11.0833333333333</text:p>
          </table:table-cell>
          <table:table-cell office:value-type="float" office:value="-0.0111682329214368" calcext:value-type="float">
            <text:p>-0.011168232921437</text:p>
          </table:table-cell>
          <table:table-cell/>
          <table:table-cell table:formula="of:=[.A7]-[.A$3]" office:value-type="float" office:value="0.0666666666666007" calcext:value-type="float">
            <text:p>0.066666666666601</text:p>
          </table:table-cell>
          <table:table-cell table:formula="of:=[.B7]-[.B$3]" office:value-type="float" office:value="-0.0723627132525191" calcext:value-type="float">
            <text:p>-0.072362713252519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-0.0299635517404401" calcext:value-type="float">
            <text:p>-0.02996355174044</text:p>
          </table:table-cell>
          <table:table-cell/>
          <table:table-cell table:formula="of:=[.A8]-[.A$3]" office:value-type="float" office:value="0.0833333333333002" calcext:value-type="float">
            <text:p>0.0833333333333</text:p>
          </table:table-cell>
          <table:table-cell table:formula="of:=[.B8]-[.B$3]" office:value-type="float" office:value="-0.0911580320715224" calcext:value-type="float">
            <text:p>-0.091158032071522</text:p>
          </table:table-cell>
        </table:table-row>
        <table:table-row table:style-name="ro1">
          <table:table-cell office:value-type="float" office:value="11.1166666666667" calcext:value-type="float">
            <text:p>11.1166666666667</text:p>
          </table:table-cell>
          <table:table-cell office:value-type="float" office:value="-0.0480324814263419" calcext:value-type="float">
            <text:p>-0.048032481426342</text:p>
          </table:table-cell>
          <table:table-cell/>
          <table:table-cell table:formula="of:=[.A9]-[.A$3]" office:value-type="float" office:value="0.0999999999999996" calcext:value-type="float">
            <text:p>0.1</text:p>
          </table:table-cell>
          <table:table-cell table:formula="of:=[.B9]-[.B$3]" office:value-type="float" office:value="-0.109226961757424" calcext:value-type="float">
            <text:p>-0.109226961757424</text:p>
          </table:table-cell>
        </table:table-row>
        <table:table-row table:style-name="ro1">
          <table:table-cell office:value-type="float" office:value="11.1333333333333" calcext:value-type="float">
            <text:p>11.1333333333333</text:p>
          </table:table-cell>
          <table:table-cell office:value-type="float" office:value="-0.0671001961702584" calcext:value-type="float">
            <text:p>-0.067100196170258</text:p>
          </table:table-cell>
          <table:table-cell/>
          <table:table-cell table:formula="of:=[.A10]-[.A$3]" office:value-type="float" office:value="0.116666666666601" calcext:value-type="float">
            <text:p>0.116666666666601</text:p>
          </table:table-cell>
          <table:table-cell table:formula="of:=[.B10]-[.B$3]" office:value-type="float" office:value="-0.128294676501341" calcext:value-type="float">
            <text:p>-0.128294676501341</text:p>
          </table:table-cell>
        </table:table-row>
      </table:table>
      <table:table table:name="B3" table:style-name="ta1">
        <table:table-column table:style-name="co1" table:number-columns-repeated="3" table:default-cell-style-name="Default"/>
        <table:table-column table:style-name="co1" table:number-columns-repeated="2" table:default-cell-style-name="ce5"/>
        <table:table-row table:style-name="ro1">
          <table:table-cell office:value-type="string" calcext:value-type="string">
            <text:p>mass_A</text:p>
          </table:table-cell>
          <table:table-cell table:number-columns-repeated="2"/>
          <table:table-cell office:value-type="string" calcext:value-type="string">
            <text:p>Normalized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0.0580660840866132" calcext:value-type="float">
            <text:p>0.058066084086613</text:p>
          </table:table-cell>
          <table:table-cell/>
          <table:table-cell table:formula="of:=[.A3]-[.A$3]" office:value-type="float" office:value="0" calcext:value-type="float">
            <text:p>0</text:p>
          </table:table-cell>
          <table:table-cell table:formula="of:=[.B3]-[.B$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6666666666667" calcext:value-type="float">
            <text:p>6.66666666666667</text:p>
          </table:table-cell>
          <table:table-cell office:value-type="float" office:value="0.0379489637400821" calcext:value-type="float">
            <text:p>0.037948963740082</text:p>
          </table:table-cell>
          <table:table-cell/>
          <table:table-cell table:formula="of:=[.A4]-[.A$3]" office:value-type="float" office:value="0.0166666666666693" calcext:value-type="float">
            <text:p>0.016666666666669</text:p>
          </table:table-cell>
          <table:table-cell table:formula="of:=[.B4]-[.B$3]" office:value-type="float" office:value="-0.0201171203465311" calcext:value-type="float">
            <text:p>-0.020117120346531</text:p>
          </table:table-cell>
        </table:table-row>
        <table:table-row table:style-name="ro1">
          <table:table-cell office:value-type="float" office:value="6.68333333333333" calcext:value-type="float">
            <text:p>6.68333333333333</text:p>
          </table:table-cell>
          <table:table-cell office:value-type="float" office:value="0.0194560677043061" calcext:value-type="float">
            <text:p>0.019456067704306</text:p>
          </table:table-cell>
          <table:table-cell/>
          <table:table-cell table:formula="of:=[.A5]-[.A$3]" office:value-type="float" office:value="0.0333333333333297" calcext:value-type="float">
            <text:p>0.03333333333333</text:p>
          </table:table-cell>
          <table:table-cell table:formula="of:=[.B5]-[.B$3]" office:value-type="float" office:value="-0.0386100163823071" calcext:value-type="float">
            <text:p>-0.03861001638230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table:style-name="ce6" office:value-type="float" office:value="0.000963171668529994" calcext:value-type="float">
            <text:p>9.63E-04</text:p>
          </table:table-cell>
          <table:table-cell table:style-name="ce6"/>
          <table:table-cell table:formula="of:=[.A6]-[.A$3]" office:value-type="float" office:value="0.0499999999999998" calcext:value-type="float">
            <text:p>0.05</text:p>
          </table:table-cell>
          <table:table-cell table:formula="of:=[.B6]-[.B$3]" office:value-type="float" office:value="-0.0571029124180832" calcext:value-type="float">
            <text:p>-0.057102912418083</text:p>
          </table:table-cell>
        </table:table-row>
        <table:table-row table:style-name="ro1">
          <table:table-cell office:value-type="float" office:value="6.71666666666667" calcext:value-type="float">
            <text:p>6.71666666666667</text:p>
          </table:table-cell>
          <table:table-cell office:value-type="float" office:value="-0.0183002617020701" calcext:value-type="float">
            <text:p>-0.01830026170207</text:p>
          </table:table-cell>
          <table:table-cell/>
          <table:table-cell table:formula="of:=[.A7]-[.A$3]" office:value-type="float" office:value="0.06666666666667" calcext:value-type="float">
            <text:p>0.06666666666667</text:p>
          </table:table-cell>
          <table:table-cell table:formula="of:=[.B7]-[.B$3]" office:value-type="float" office:value="-0.0763663457886833" calcext:value-type="float">
            <text:p>-0.076366345788683</text:p>
          </table:table-cell>
        </table:table-row>
        <table:table-row table:style-name="ro1">
          <table:table-cell office:value-type="float" office:value="6.73333333333333" calcext:value-type="float">
            <text:p>6.73333333333333</text:p>
          </table:table-cell>
          <table:table-cell office:value-type="float" office:value="-0.0378205408509448" calcext:value-type="float">
            <text:p>-0.037820540850945</text:p>
          </table:table-cell>
          <table:table-cell/>
          <table:table-cell table:formula="of:=[.A8]-[.A$3]" office:value-type="float" office:value="0.0833333333333295" calcext:value-type="float">
            <text:p>0.08333333333333</text:p>
          </table:table-cell>
          <table:table-cell table:formula="of:=[.B8]-[.B$3]" office:value-type="float" office:value="-0.095886624937558" calcext:value-type="float">
            <text:p>-0.095886624937558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-0.0577260886672316" calcext:value-type="float">
            <text:p>-0.057726088667232</text:p>
          </table:table-cell>
          <table:table-cell/>
          <table:table-cell table:formula="of:=[.A9]-[.A$3]" office:value-type="float" office:value="0.0999999999999996" calcext:value-type="float">
            <text:p>0.1</text:p>
          </table:table-cell>
          <table:table-cell table:formula="of:=[.B9]-[.B$3]" office:value-type="float" office:value="-0.115792172753845" calcext:value-type="float">
            <text:p>-0.115792172753845</text:p>
          </table:table-cell>
        </table:table-row>
        <table:table-row table:style-name="ro1">
          <table:table-cell office:value-type="float" office:value="6.76666666666667" calcext:value-type="float">
            <text:p>6.76666666666667</text:p>
          </table:table-cell>
          <table:table-cell office:value-type="float" office:value="-0.0773747907052436" calcext:value-type="float">
            <text:p>-0.077374790705244</text:p>
          </table:table-cell>
          <table:table-cell/>
          <table:table-cell table:formula="of:=[.A10]-[.A$3]" office:value-type="float" office:value="0.11666666666667" calcext:value-type="float">
            <text:p>0.11666666666667</text:p>
          </table:table-cell>
          <table:table-cell table:formula="of:=[.B10]-[.B$3]" office:value-type="float" office:value="-0.135440874791857" calcext:value-type="float">
            <text:p>-0.135440874791857</text:p>
          </table:table-cell>
        </table:table-row>
      </table:table>
      <table:table table:name="B4" table:style-name="ta1">
        <table:table-column table:style-name="co1" table:number-columns-repeated="3" table:default-cell-style-name="Default"/>
        <table:table-column table:style-name="co1" table:number-columns-repeated="2" table:default-cell-style-name="ce5"/>
        <table:table-row table:style-name="ro1">
          <table:table-cell office:value-type="string" calcext:value-type="string">
            <text:p>mass_B</text:p>
          </table:table-cell>
          <table:table-cell table:number-columns-repeated="2"/>
          <table:table-cell office:value-type="string" calcext:value-type="string">
            <text:p>Normalized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9.41666666666667" calcext:value-type="float">
            <text:p>9.41666666666667</text:p>
          </table:table-cell>
          <table:table-cell office:value-type="float" office:value="0.0736289447402809" calcext:value-type="float">
            <text:p>0.073628944740281</text:p>
          </table:table-cell>
          <table:table-cell/>
          <table:table-cell table:formula="of:=[.A3]-[.A$3]" office:value-type="float" office:value="0" calcext:value-type="float">
            <text:p>0</text:p>
          </table:table-cell>
          <table:table-cell table:formula="of:=[.B3]-[.B$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3333333333333" calcext:value-type="float">
            <text:p>9.43333333333333</text:p>
          </table:table-cell>
          <table:table-cell office:value-type="float" office:value="0.0560161022253432" calcext:value-type="float">
            <text:p>0.056016102225343</text:p>
          </table:table-cell>
          <table:table-cell/>
          <table:table-cell table:formula="of:=[.A4]-[.A$3]" office:value-type="float" office:value="0.0166666666666604" calcext:value-type="float">
            <text:p>0.01666666666666</text:p>
          </table:table-cell>
          <table:table-cell table:formula="of:=[.B4]-[.B$3]" office:value-type="float" office:value="-0.0176128425149377" calcext:value-type="float">
            <text:p>-0.017612842514938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0.0382216840143751" calcext:value-type="float">
            <text:p>0.038221684014375</text:p>
          </table:table-cell>
          <table:table-cell/>
          <table:table-cell table:formula="of:=[.A5]-[.A$3]" office:value-type="float" office:value="0.0333333333333297" calcext:value-type="float">
            <text:p>0.03333333333333</text:p>
          </table:table-cell>
          <table:table-cell table:formula="of:=[.B5]-[.B$3]" office:value-type="float" office:value="-0.0354072607259058" calcext:value-type="float">
            <text:p>-0.035407260725906</text:p>
          </table:table-cell>
        </table:table-row>
        <table:table-row table:style-name="ro1">
          <table:table-cell office:value-type="float" office:value="9.46666666666667" calcext:value-type="float">
            <text:p>9.46666666666667</text:p>
          </table:table-cell>
          <table:table-cell office:value-type="float" office:value="0.0212443564355434" calcext:value-type="float">
            <text:p>0.021244356435543</text:p>
          </table:table-cell>
          <table:table-cell/>
          <table:table-cell table:formula="of:=[.A6]-[.A$3]" office:value-type="float" office:value="0.0500000000000007" calcext:value-type="float">
            <text:p>0.050000000000001</text:p>
          </table:table-cell>
          <table:table-cell table:formula="of:=[.B6]-[.B$3]" office:value-type="float" office:value="-0.0523845883047375" calcext:value-type="float">
            <text:p>-0.052384588304738</text:p>
          </table:table-cell>
        </table:table-row>
        <table:table-row table:style-name="ro1">
          <table:table-cell office:value-type="float" office:value="9.48333333333333" calcext:value-type="float">
            <text:p>9.48333333333333</text:p>
          </table:table-cell>
          <table:table-cell office:value-type="float" office:value="0.00317757468052998" calcext:value-type="float">
            <text:p>0.00317757468053</text:p>
          </table:table-cell>
          <table:table-cell/>
          <table:table-cell table:formula="of:=[.A7]-[.A$3]" office:value-type="float" office:value="0.0666666666666611" calcext:value-type="float">
            <text:p>0.066666666666661</text:p>
          </table:table-cell>
          <table:table-cell table:formula="of:=[.B7]-[.B$3]" office:value-type="float" office:value="-0.0704513700597509" calcext:value-type="float">
            <text:p>-0.070451370059751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-0.0147984192264683" calcext:value-type="float">
            <text:p>-0.014798419226468</text:p>
          </table:table-cell>
          <table:table-cell/>
          <table:table-cell table:formula="of:=[.A8]-[.A$3]" office:value-type="float" office:value="0.0833333333333304" calcext:value-type="float">
            <text:p>0.08333333333333</text:p>
          </table:table-cell>
          <table:table-cell table:formula="of:=[.B8]-[.B$3]" office:value-type="float" office:value="-0.0884273639667492" calcext:value-type="float">
            <text:p>-0.088427363966749</text:p>
          </table:table-cell>
        </table:table-row>
        <table:table-row table:style-name="ro1">
          <table:table-cell office:value-type="float" office:value="9.51666666666667" calcext:value-type="float">
            <text:p>9.51666666666667</text:p>
          </table:table-cell>
          <table:table-cell office:value-type="float" office:value="-0.0330467766775121" calcext:value-type="float">
            <text:p>-0.033046776677512</text:p>
          </table:table-cell>
          <table:table-cell/>
          <table:table-cell table:formula="of:=[.A9]-[.A$3]" office:value-type="float" office:value="0.0999999999999996" calcext:value-type="float">
            <text:p>0.1</text:p>
          </table:table-cell>
          <table:table-cell table:formula="of:=[.B9]-[.B$3]" office:value-type="float" office:value="-0.106675721417793" calcext:value-type="float">
            <text:p>-0.106675721417793</text:p>
          </table:table-cell>
        </table:table-row>
        <table:table-row table:style-name="ro1">
          <table:table-cell office:value-type="float" office:value="9.53333333333333" calcext:value-type="float">
            <text:p>9.53333333333333</text:p>
          </table:table-cell>
          <table:table-cell office:value-type="float" office:value="-0.0519306490646618" calcext:value-type="float">
            <text:p>-0.051930649064662</text:p>
          </table:table-cell>
          <table:table-cell/>
          <table:table-cell table:formula="of:=[.A10]-[.A$3]" office:value-type="float" office:value="0.11666666666666" calcext:value-type="float">
            <text:p>0.11666666666666</text:p>
          </table:table-cell>
          <table:table-cell table:formula="of:=[.B10]-[.B$3]" office:value-type="float" office:value="-0.125559593804943" calcext:value-type="float">
            <text:p>-0.125559593804943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-0.0712684606918872" calcext:value-type="float">
            <text:p>-0.071268460691887</text:p>
          </table:table-cell>
          <table:table-cell/>
          <table:table-cell table:formula="of:=[.A11]-[.A$3]" office:value-type="float" office:value="0.133333333333331" calcext:value-type="float">
            <text:p>0.133333333333331</text:p>
          </table:table-cell>
          <table:table-cell table:formula="of:=[.B11]-[.B$3]" office:value-type="float" office:value="-0.144897405432168" calcext:value-type="float">
            <text:p>-0.144897405432168</text:p>
          </table:table-cell>
        </table:table-row>
      </table:table>
      <table:table table:name="B5" table:style-name="ta1">
        <table:table-column table:style-name="co1" table:number-columns-repeated="3" table:default-cell-style-name="Default"/>
        <table:table-column table:style-name="co1" table:number-columns-repeated="2" table:default-cell-style-name="ce5"/>
        <table:table-row table:style-name="ro1">
          <table:table-cell office:value-type="string" calcext:value-type="string">
            <text:p>mass_C</text:p>
          </table:table-cell>
          <table:table-cell table:number-columns-repeated="2"/>
          <table:table-cell office:value-type="string" calcext:value-type="string">
            <text:p>Normalized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2.6666666666667" calcext:value-type="float">
            <text:p>12.6666666666667</text:p>
          </table:table-cell>
          <table:table-cell office:value-type="float" office:value="0.0509319827364952" calcext:value-type="float">
            <text:p>0.050931982736495</text:p>
          </table:table-cell>
          <table:table-cell/>
          <table:table-cell table:formula="of:=[.A3]-[.A$3]" office:value-type="float" office:value="0" calcext:value-type="float">
            <text:p>0</text:p>
          </table:table-cell>
          <table:table-cell table:formula="of:=[.B3]-[.B$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833333333333" calcext:value-type="float">
            <text:p>12.6833333333333</text:p>
          </table:table-cell>
          <table:table-cell office:value-type="float" office:value="0.0328652009814817" calcext:value-type="float">
            <text:p>0.032865200981482</text:p>
          </table:table-cell>
          <table:table-cell/>
          <table:table-cell table:formula="of:=[.A4]-[.A$3]" office:value-type="float" office:value="0.0166666666666" calcext:value-type="float">
            <text:p>0.0166666666666</text:p>
          </table:table-cell>
          <table:table-cell table:formula="of:=[.B4]-[.B$3]" office:value-type="float" office:value="-0.0180667817550135" calcext:value-type="float">
            <text:p>-0.018066781755014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0143444799863926" calcext:value-type="float">
            <text:p>0.014344479986393</text:p>
          </table:table-cell>
          <table:table-cell/>
          <table:table-cell table:formula="of:=[.A5]-[.A$3]" office:value-type="float" office:value="0.0333333333332995" calcext:value-type="float">
            <text:p>0.0333333333333</text:p>
          </table:table-cell>
          <table:table-cell table:formula="of:=[.B5]-[.B$3]" office:value-type="float" office:value="-0.0365875027501026" calcext:value-type="float">
            <text:p>-0.036587502750103</text:p>
          </table:table-cell>
        </table:table-row>
        <table:table-row table:style-name="ro1">
          <table:table-cell office:value-type="float" office:value="12.7166666666667" calcext:value-type="float">
            <text:p>12.7166666666667</text:p>
          </table:table-cell>
          <table:table-cell office:value-type="float" office:value="-0.0054472708809086" calcext:value-type="float">
            <text:p>-0.005447270880909</text:p>
          </table:table-cell>
          <table:table-cell/>
          <table:table-cell table:formula="of:=[.A6]-[.A$3]" office:value-type="float" office:value="0.0500000000000007" calcext:value-type="float">
            <text:p>0.050000000000001</text:p>
          </table:table-cell>
          <table:table-cell table:formula="of:=[.B6]-[.B$3]" office:value-type="float" office:value="-0.0563792536174038" calcext:value-type="float">
            <text:p>-0.056379253617404</text:p>
          </table:table-cell>
        </table:table-row>
        <table:table-row table:style-name="ro1">
          <table:table-cell office:value-type="float" office:value="12.7333333333333" calcext:value-type="float">
            <text:p>12.7333333333333</text:p>
          </table:table-cell>
          <table:table-cell office:value-type="float" office:value="-0.0239679918759977" calcext:value-type="float">
            <text:p>-0.023967991875998</text:p>
          </table:table-cell>
          <table:table-cell/>
          <table:table-cell table:formula="of:=[.A7]-[.A$3]" office:value-type="float" office:value="0.0666666666666007" calcext:value-type="float">
            <text:p>0.066666666666601</text:p>
          </table:table-cell>
          <table:table-cell table:formula="of:=[.B7]-[.B$3]" office:value-type="float" office:value="-0.0748999746124929" calcext:value-type="float">
            <text:p>-0.074899974612493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-0.0432150156552081" calcext:value-type="float">
            <text:p>-0.043215015655208</text:p>
          </table:table-cell>
          <table:table-cell/>
          <table:table-cell table:formula="of:=[.A8]-[.A$3]" office:value-type="float" office:value="0.0833333333333002" calcext:value-type="float">
            <text:p>0.0833333333333</text:p>
          </table:table-cell>
          <table:table-cell table:formula="of:=[.B8]-[.B$3]" office:value-type="float" office:value="-0.0941469983917033" calcext:value-type="float">
            <text:p>-0.094146998391703</text:p>
          </table:table-cell>
        </table:table-row>
        <table:table-row table:style-name="ro1">
          <table:table-cell office:value-type="float" office:value="12.7666666666667" calcext:value-type="float">
            <text:p>12.7666666666667</text:p>
          </table:table-cell>
          <table:table-cell office:value-type="float" office:value="-0.0629159786744941" calcext:value-type="float">
            <text:p>-0.062915978674494</text:p>
          </table:table-cell>
          <table:table-cell/>
          <table:table-cell table:formula="of:=[.A9]-[.A$3]" office:value-type="float" office:value="0.0999999999999996" calcext:value-type="float">
            <text:p>0.1</text:p>
          </table:table-cell>
          <table:table-cell table:formula="of:=[.B9]-[.B$3]" office:value-type="float" office:value="-0.113847961410989" calcext:value-type="float">
            <text:p>-0.113847961410989</text:p>
          </table:table-cell>
        </table:table-row>
      </table:table>
      <table:table table:name="B6" table:style-name="ta1">
        <table:table-column table:style-name="co1" table:number-columns-repeated="3" table:default-cell-style-name="Default"/>
        <table:table-column table:style-name="co1" table:number-columns-repeated="2" table:default-cell-style-name="ce5"/>
        <table:table-row table:style-name="ro1">
          <table:table-cell office:value-type="string" calcext:value-type="string">
            <text:p>mass_D</text:p>
          </table:table-cell>
          <table:table-cell table:number-columns-repeated="2"/>
          <table:table-cell office:value-type="string" calcext:value-type="string">
            <text:p>Normalized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6.8666666666667" calcext:value-type="float">
            <text:p>16.8666666666667</text:p>
          </table:table-cell>
          <table:table-cell office:value-type="float" office:value="0.0448995347362018" calcext:value-type="float">
            <text:p>0.044899534736202</text:p>
          </table:table-cell>
          <table:table-cell/>
          <table:table-cell table:formula="of:=[.A3]-[.A$3]" office:value-type="float" office:value="0" calcext:value-type="float">
            <text:p>0</text:p>
          </table:table-cell>
          <table:table-cell table:formula="of:=[.B3]-[.B$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833333333333" calcext:value-type="float">
            <text:p>16.8833333333333</text:p>
          </table:table-cell>
          <table:table-cell office:value-type="float" office:value="0.0261307202158436" calcext:value-type="float">
            <text:p>0.026130720215844</text:p>
          </table:table-cell>
          <table:table-cell/>
          <table:table-cell table:formula="of:=[.A4]-[.A$3]" office:value-type="float" office:value="0.0166666666666018" calcext:value-type="float">
            <text:p>0.016666666666602</text:p>
          </table:table-cell>
          <table:table-cell table:formula="of:=[.B4]-[.B$3]" office:value-type="float" office:value="-0.0187688145203582" calcext:value-type="float">
            <text:p>-0.018768814520358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00792820613359954" calcext:value-type="float">
            <text:p>0.0079282061336</text:p>
          </table:table-cell>
          <table:table-cell/>
          <table:table-cell table:formula="of:=[.A5]-[.A$3]" office:value-type="float" office:value="0.0333333333332995" calcext:value-type="float">
            <text:p>0.0333333333333</text:p>
          </table:table-cell>
          <table:table-cell table:formula="of:=[.B5]-[.B$3]" office:value-type="float" office:value="-0.0369713286026023" calcext:value-type="float">
            <text:p>-0.036971328602602</text:p>
          </table:table-cell>
        </table:table-row>
        <table:table-row table:style-name="ro1">
          <table:table-cell office:value-type="float" office:value="16.9166666666667" calcext:value-type="float">
            <text:p>16.9166666666667</text:p>
          </table:table-cell>
          <table:table-cell office:value-type="float" office:value="-0.0115687089500485" calcext:value-type="float">
            <text:p>-0.011568708950049</text:p>
          </table:table-cell>
          <table:table-cell/>
          <table:table-cell table:formula="of:=[.A6]-[.A$3]" office:value-type="float" office:value="0.0500000000000007" calcext:value-type="float">
            <text:p>0.050000000000001</text:p>
          </table:table-cell>
          <table:table-cell table:formula="of:=[.B6]-[.B$3]" office:value-type="float" office:value="-0.0564682436862503" calcext:value-type="float">
            <text:p>-0.05646824368625</text:p>
          </table:table-cell>
        </table:table-row>
        <table:table-row table:style-name="ro1">
          <table:table-cell office:value-type="float" office:value="16.9333333333333" calcext:value-type="float">
            <text:p>16.9333333333333</text:p>
          </table:table-cell>
          <table:table-cell office:value-type="float" office:value="-0.0300948232826434" calcext:value-type="float">
            <text:p>-0.030094823282643</text:p>
          </table:table-cell>
          <table:table-cell/>
          <table:table-cell table:formula="of:=[.A7]-[.A$3]" office:value-type="float" office:value="0.0666666666666025" calcext:value-type="float">
            <text:p>0.066666666666603</text:p>
          </table:table-cell>
          <table:table-cell table:formula="of:=[.B7]-[.B$3]" office:value-type="float" office:value="-0.0749943580188452" calcext:value-type="float">
            <text:p>-0.074994358018845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-0.049429938241116" calcext:value-type="float">
            <text:p>-0.049429938241116</text:p>
          </table:table-cell>
          <table:table-cell/>
          <table:table-cell table:formula="of:=[.A8]-[.A$3]" office:value-type="float" office:value="0.0833333333333002" calcext:value-type="float">
            <text:p>0.0833333333333</text:p>
          </table:table-cell>
          <table:table-cell table:formula="of:=[.B8]-[.B$3]" office:value-type="float" office:value="-0.0943294729773178" calcext:value-type="float">
            <text:p>-0.094329472977318</text:p>
          </table:table-cell>
        </table:table-row>
        <table:table-row table:style-name="ro1">
          <table:table-cell office:value-type="float" office:value="16.9666666666667" calcext:value-type="float">
            <text:p>16.9666666666667</text:p>
          </table:table-cell>
          <table:table-cell office:value-type="float" office:value="-0.0693313536377028" calcext:value-type="float">
            <text:p>-0.069331353637703</text:p>
          </table:table-cell>
          <table:table-cell/>
          <table:table-cell table:formula="of:=[.A9]-[.A$3]" office:value-type="float" office:value="0.100000000000001" calcext:value-type="float">
            <text:p>0.100000000000001</text:p>
          </table:table-cell>
          <table:table-cell table:formula="of:=[.B9]-[.B$3]" office:value-type="float" office:value="-0.114230888373905" calcext:value-type="float">
            <text:p>-0.114230888373905</text:p>
          </table:table-cell>
        </table:table-row>
      </table:table>
      <table:table table:name="B7" table:style-name="ta1">
        <table:table-column table:style-name="co1" table:number-columns-repeated="3" table:default-cell-style-name="Default"/>
        <table:table-column table:style-name="co1" table:number-columns-repeated="2" table:default-cell-style-name="ce5"/>
        <table:table-row table:style-name="ro1">
          <table:table-cell office:value-type="string" calcext:value-type="string">
            <text:p>mass_E</text:p>
          </table:table-cell>
          <table:table-cell table:number-columns-repeated="2"/>
          <table:table-cell office:value-type="string" calcext:value-type="string">
            <text:p>Normalized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0475806804253822" calcext:value-type="float">
            <text:p>0.047580680425382</text:p>
          </table:table-cell>
          <table:table-cell/>
          <table:table-cell table:formula="of:=[.A3]-[.A$3]" office:value-type="float" office:value="0" calcext:value-type="float">
            <text:p>0</text:p>
          </table:table-cell>
          <table:table-cell table:formula="of:=[.B3]-[.B$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166666666667" calcext:value-type="float">
            <text:p>19.9166666666667</text:p>
          </table:table-cell>
          <table:table-cell office:value-type="float" office:value="0.0303720132809795" calcext:value-type="float">
            <text:p>0.03037201328098</text:p>
          </table:table-cell>
          <table:table-cell/>
          <table:table-cell table:formula="of:=[.A4]-[.A$3]" office:value-type="float" office:value="0.0166666666667012" calcext:value-type="float">
            <text:p>0.016666666666701</text:p>
          </table:table-cell>
          <table:table-cell table:formula="of:=[.B4]-[.B$3]" office:value-type="float" office:value="-0.0172086671444027" calcext:value-type="float">
            <text:p>-0.017208667144403</text:p>
          </table:table-cell>
        </table:table-row>
        <table:table-row table:style-name="ro1">
          <table:table-cell office:value-type="float" office:value="19.9333333333333" calcext:value-type="float">
            <text:p>19.9333333333333</text:p>
          </table:table-cell>
          <table:table-cell office:value-type="float" office:value="0.01155806002236" calcext:value-type="float">
            <text:p>0.01155806002236</text:p>
          </table:table-cell>
          <table:table-cell/>
          <table:table-cell table:formula="of:=[.A5]-[.A$3]" office:value-type="float" office:value="0.033333333333303" calcext:value-type="float">
            <text:p>0.033333333333303</text:p>
          </table:table-cell>
          <table:table-cell table:formula="of:=[.B5]-[.B$3]" office:value-type="float" office:value="-0.0360226204030222" calcext:value-type="float">
            <text:p>-0.036022620403022</text:p>
          </table:table-cell>
        </table:table-row>
        <table:table-row table:style-name="ro1">
          <table:table-cell office:value-type="float" office:value="19.95" calcext:value-type="float">
            <text:p>19.95</text:p>
          </table:table-cell>
          <table:table-cell office:value-type="float" office:value="-0.00738431612539667" calcext:value-type="float">
            <text:p>-0.007384316125397</text:p>
          </table:table-cell>
          <table:table-cell/>
          <table:table-cell table:formula="of:=[.A6]-[.A$3]" office:value-type="float" office:value="0.0500000000000007" calcext:value-type="float">
            <text:p>0.050000000000001</text:p>
          </table:table-cell>
          <table:table-cell table:formula="of:=[.B6]-[.B$3]" office:value-type="float" office:value="-0.0549649965507789" calcext:value-type="float">
            <text:p>-0.054964996550779</text:p>
          </table:table-cell>
        </table:table-row>
        <table:table-row table:style-name="ro1">
          <table:table-cell office:value-type="float" office:value="19.9666666666667" calcext:value-type="float">
            <text:p>19.9666666666667</text:p>
          </table:table-cell>
          <table:table-cell office:value-type="float" office:value="-0.0258772121611728" calcext:value-type="float">
            <text:p>-0.025877212161173</text:p>
          </table:table-cell>
          <table:table-cell/>
          <table:table-cell table:formula="of:=[.A7]-[.A$3]" office:value-type="float" office:value="0.066666666666702" calcext:value-type="float">
            <text:p>0.066666666666702</text:p>
          </table:table-cell>
          <table:table-cell table:formula="of:=[.B7]-[.B$3]" office:value-type="float" office:value="-0.073457892586555" calcext:value-type="float">
            <text:p>-0.073457892586555</text:p>
          </table:table-cell>
        </table:table-row>
        <table:table-row table:style-name="ro1">
          <table:table-cell office:value-type="float" office:value="19.9833333333333" calcext:value-type="float">
            <text:p>19.9833333333333</text:p>
          </table:table-cell>
          <table:table-cell office:value-type="float" office:value="-0.0444860455274201" calcext:value-type="float">
            <text:p>-0.04448604552742</text:p>
          </table:table-cell>
          <table:table-cell/>
          <table:table-cell table:formula="of:=[.A8]-[.A$3]" office:value-type="float" office:value="0.0833333333333002" calcext:value-type="float">
            <text:p>0.0833333333333</text:p>
          </table:table-cell>
          <table:table-cell table:formula="of:=[.B8]-[.B$3]" office:value-type="float" office:value="-0.0920667259528023" calcext:value-type="float">
            <text:p>-0.0920667259528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637330693066304" calcext:value-type="float">
            <text:p>-0.06373306930663</text:p>
          </table:table-cell>
          <table:table-cell/>
          <table:table-cell table:formula="of:=[.A9]-[.A$3]" office:value-type="float" office:value="0.100000000000001" calcext:value-type="float">
            <text:p>0.100000000000001</text:p>
          </table:table-cell>
          <table:table-cell table:formula="of:=[.B9]-[.B$3]" office:value-type="float" office:value="-0.111313749732013" calcext:value-type="float">
            <text:p>-0.111313749732013</text:p>
          </table:table-cell>
        </table:table-row>
      </table:table>
      <table:table table:name="B8" table:style-name="ta1">
        <table:table-column table:style-name="co1" table:number-columns-repeated="3" table:default-cell-style-name="Default"/>
        <table:table-column table:style-name="co1" table:number-columns-repeated="2" table:default-cell-style-name="ce5"/>
        <table:table-row table:style-name="ro1">
          <table:table-cell office:value-type="string" calcext:value-type="string">
            <text:p>mass_F</text:p>
          </table:table-cell>
          <table:table-cell table:number-columns-repeated="2"/>
          <table:table-cell office:value-type="string" calcext:value-type="string">
            <text:p>Normalized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3.3333333333333" calcext:value-type="float">
            <text:p>23.3333333333333</text:p>
          </table:table-cell>
          <table:table-cell office:value-type="float" office:value="0.0568075088650314" calcext:value-type="float">
            <text:p>0.056807508865031</text:p>
          </table:table-cell>
          <table:table-cell/>
          <table:table-cell table:formula="of:=[.A3]-[.A$3]" office:value-type="float" office:value="0" calcext:value-type="float">
            <text:p>0</text:p>
          </table:table-cell>
          <table:table-cell table:formula="of:=[.B3]-[.B$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" calcext:value-type="float">
            <text:p>23.35</text:p>
          </table:table-cell>
          <table:table-cell office:value-type="float" office:value="0.0381577123997744" calcext:value-type="float">
            <text:p>0.038157712399774</text:p>
          </table:table-cell>
          <table:table-cell/>
          <table:table-cell table:formula="of:=[.A4]-[.A$3]" office:value-type="float" office:value="0.0166666666667012" calcext:value-type="float">
            <text:p>0.016666666666701</text:p>
          </table:table-cell>
          <table:table-cell table:formula="of:=[.B4]-[.B$3]" office:value-type="float" office:value="-0.018649796465257" calcext:value-type="float">
            <text:p>-0.018649796465257</text:p>
          </table:table-cell>
        </table:table-row>
        <table:table-row table:style-name="ro1">
          <table:table-cell office:value-type="float" office:value="23.3666666666667" calcext:value-type="float">
            <text:p>23.3666666666667</text:p>
          </table:table-cell>
          <table:table-cell office:value-type="float" office:value="0.0205376592976297" calcext:value-type="float">
            <text:p>0.02053765929763</text:p>
          </table:table-cell>
          <table:table-cell/>
          <table:table-cell table:formula="of:=[.A5]-[.A$3]" office:value-type="float" office:value="0.0333333333333989" calcext:value-type="float">
            <text:p>0.033333333333399</text:p>
          </table:table-cell>
          <table:table-cell table:formula="of:=[.B5]-[.B$3]" office:value-type="float" office:value="-0.0362698495674017" calcext:value-type="float">
            <text:p>-0.036269849567402</text:p>
          </table:table-cell>
        </table:table-row>
        <table:table-row table:style-name="ro1">
          <table:table-cell office:value-type="float" office:value="23.3833333333333" calcext:value-type="float">
            <text:p>23.3833333333333</text:p>
          </table:table-cell>
          <table:table-cell office:value-type="float" office:value="0.00211669469084202" calcext:value-type="float">
            <text:p>0.002116694690842</text:p>
          </table:table-cell>
          <table:table-cell/>
          <table:table-cell table:formula="of:=[.A6]-[.A$3]" office:value-type="float" office:value="0.0500000000000007" calcext:value-type="float">
            <text:p>0.050000000000001</text:p>
          </table:table-cell>
          <table:table-cell table:formula="of:=[.B6]-[.B$3]" office:value-type="float" office:value="-0.0546908141741894" calcext:value-type="float">
            <text:p>-0.054690814174189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-0.0167619336328844" calcext:value-type="float">
            <text:p>-0.016761933632884</text:p>
          </table:table-cell>
          <table:table-cell/>
          <table:table-cell table:formula="of:=[.A7]-[.A$3]" office:value-type="float" office:value="0.0666666666666984" calcext:value-type="float">
            <text:p>0.066666666666698</text:p>
          </table:table-cell>
          <table:table-cell table:formula="of:=[.B7]-[.B$3]" office:value-type="float" office:value="-0.0735694424979158" calcext:value-type="float">
            <text:p>-0.073569442497916</text:p>
          </table:table-cell>
        </table:table-row>
        <table:table-row table:style-name="ro1">
          <table:table-cell office:value-type="float" office:value="23.4166666666667" calcext:value-type="float">
            <text:p>23.4166666666667</text:p>
          </table:table-cell>
          <table:table-cell office:value-type="float" office:value="-0.0354117300981415" calcext:value-type="float">
            <text:p>-0.035411730098142</text:p>
          </table:table-cell>
          <table:table-cell/>
          <table:table-cell table:formula="of:=[.A8]-[.A$3]" office:value-type="float" office:value="0.0833333333333997" calcext:value-type="float">
            <text:p>0.0833333333334</text:p>
          </table:table-cell>
          <table:table-cell table:formula="of:=[.B8]-[.B$3]" office:value-type="float" office:value="-0.0922192389631729" calcext:value-type="float">
            <text:p>-0.092219238963173</text:p>
          </table:table-cell>
        </table:table-row>
        <table:table-row table:style-name="ro1">
          <table:table-cell office:value-type="float" office:value="23.4333333333333" calcext:value-type="float">
            <text:p>23.4333333333333</text:p>
          </table:table-cell>
          <table:table-cell office:value-type="float" office:value="-0.0549768539972762" calcext:value-type="float">
            <text:p>-0.054976853997276</text:p>
          </table:table-cell>
          <table:table-cell/>
          <table:table-cell table:formula="of:=[.A9]-[.A$3]" office:value-type="float" office:value="0.100000000000001" calcext:value-type="float">
            <text:p>0.100000000000001</text:p>
          </table:table-cell>
          <table:table-cell table:formula="of:=[.B9]-[.B$3]" office:value-type="float" office:value="-0.111784362862308" calcext:value-type="float">
            <text:p>-0.111784362862308</text:p>
          </table:table-cell>
        </table:table-row>
        <table:table-row table:style-name="ro1">
          <table:table-cell office:value-type="float" office:value="23.45" calcext:value-type="float">
            <text:p>23.45</text:p>
          </table:table-cell>
          <table:table-cell office:value-type="float" office:value="-0.0749996416133498" calcext:value-type="float">
            <text:p>-0.07499964161335</text:p>
          </table:table-cell>
          <table:table-cell/>
          <table:table-cell table:formula="of:=[.A10]-[.A$3]" office:value-type="float" office:value="0.116666666666699" calcext:value-type="float">
            <text:p>0.116666666666699</text:p>
          </table:table-cell>
          <table:table-cell table:formula="of:=[.B10]-[.B$3]" office:value-type="float" office:value="-0.131807150478381" calcext:value-type="float">
            <text:p>-0.131807150478381</text:p>
          </table:table-cell>
        </table:table-row>
      </table:table>
      <table:table table:name="B9" table:style-name="ta1">
        <table:table-column table:style-name="co1" table:number-columns-repeated="3" table:default-cell-style-name="Default"/>
        <table:table-column table:style-name="co1" table:number-columns-repeated="2" table:default-cell-style-name="ce5"/>
        <table:table-row table:style-name="ro1">
          <table:table-cell office:value-type="string" calcext:value-type="string">
            <text:p>mass_G</text:p>
          </table:table-cell>
          <table:table-cell table:number-columns-repeated="2"/>
          <table:table-cell office:value-type="string" calcext:value-type="string">
            <text:p>Normalized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0.050106881411887" calcext:value-type="float">
            <text:p>0.050106881411887</text:p>
          </table:table-cell>
          <table:table-cell/>
          <table:table-cell table:formula="of:=[.A3]-[.A$3]" office:value-type="float" office:value="0" calcext:value-type="float">
            <text:p>0</text:p>
          </table:table-cell>
          <table:table-cell table:formula="of:=[.B3]-[.B$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5166666666667" calcext:value-type="float">
            <text:p>26.5166666666667</text:p>
          </table:table-cell>
          <table:table-cell office:value-type="float" office:value="0.0333805555305089" calcext:value-type="float">
            <text:p>0.033380555530509</text:p>
          </table:table-cell>
          <table:table-cell/>
          <table:table-cell table:formula="of:=[.A4]-[.A$3]" office:value-type="float" office:value="0.0166666666667012" calcext:value-type="float">
            <text:p>0.016666666666701</text:p>
          </table:table-cell>
          <table:table-cell table:formula="of:=[.B4]-[.B$3]" office:value-type="float" office:value="-0.0167263258813781" calcext:value-type="float">
            <text:p>-0.016726325881378</text:p>
          </table:table-cell>
        </table:table-row>
        <table:table-row table:style-name="ro1">
          <table:table-cell office:value-type="float" office:value="26.5333333333333" calcext:value-type="float">
            <text:p>26.5333333333333</text:p>
          </table:table-cell>
          <table:table-cell office:value-type="float" office:value="0.0152123050041844" calcext:value-type="float">
            <text:p>0.015212305004184</text:p>
          </table:table-cell>
          <table:table-cell/>
          <table:table-cell table:formula="of:=[.A5]-[.A$3]" office:value-type="float" office:value="0.0333333333332995" calcext:value-type="float">
            <text:p>0.0333333333333</text:p>
          </table:table-cell>
          <table:table-cell table:formula="of:=[.B5]-[.B$3]" office:value-type="float" office:value="-0.0348945764077026" calcext:value-type="float">
            <text:p>-0.034894576407703</text:p>
          </table:table-cell>
        </table:table-row>
        <table:table-row table:style-name="ro1">
          <table:table-cell office:value-type="float" office:value="26.55" calcext:value-type="float">
            <text:p>26.55</text:p>
          </table:table-cell>
          <table:table-cell office:value-type="float" office:value="-0.00252336812865619" calcext:value-type="float">
            <text:p>-0.002523368128656</text:p>
          </table:table-cell>
          <table:table-cell/>
          <table:table-cell table:formula="of:=[.A6]-[.A$3]" office:value-type="float" office:value="0.0500000000000007" calcext:value-type="float">
            <text:p>0.050000000000001</text:p>
          </table:table-cell>
          <table:table-cell table:formula="of:=[.B6]-[.B$3]" office:value-type="float" office:value="-0.0526302495405432" calcext:value-type="float">
            <text:p>-0.052630249540543</text:p>
          </table:table-cell>
        </table:table-row>
        <table:table-row table:style-name="ro1">
          <table:table-cell office:value-type="float" office:value="26.5666666666667" calcext:value-type="float">
            <text:p>26.5666666666667</text:p>
          </table:table-cell>
          <table:table-cell office:value-type="float" office:value="-0.0215567734419485" calcext:value-type="float">
            <text:p>-0.021556773441949</text:p>
          </table:table-cell>
          <table:table-cell/>
          <table:table-cell table:formula="of:=[.A7]-[.A$3]" office:value-type="float" office:value="0.0666666666666984" calcext:value-type="float">
            <text:p>0.066666666666698</text:p>
          </table:table-cell>
          <table:table-cell table:formula="of:=[.B7]-[.B$3]" office:value-type="float" office:value="-0.0716636548538355" calcext:value-type="float">
            <text:p>-0.071663654853836</text:p>
          </table:table-cell>
        </table:table-row>
        <table:table-row table:style-name="ro1">
          <table:table-cell office:value-type="float" office:value="26.5833333333333" calcext:value-type="float">
            <text:p>26.5833333333333</text:p>
          </table:table-cell>
          <table:table-cell office:value-type="float" office:value="-0.039725023968273" calcext:value-type="float">
            <text:p>-0.039725023968273</text:p>
          </table:table-cell>
          <table:table-cell/>
          <table:table-cell table:formula="of:=[.A8]-[.A$3]" office:value-type="float" office:value="0.0833333333333002" calcext:value-type="float">
            <text:p>0.0833333333333</text:p>
          </table:table-cell>
          <table:table-cell table:formula="of:=[.B8]-[.B$3]" office:value-type="float" office:value="-0.08983190538016" calcext:value-type="float">
            <text:p>-0.08983190538016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-0.0587584292815653" calcext:value-type="float">
            <text:p>-0.058758429281565</text:p>
          </table:table-cell>
          <table:table-cell/>
          <table:table-cell table:formula="of:=[.A9]-[.A$3]" office:value-type="float" office:value="0.100000000000001" calcext:value-type="float">
            <text:p>0.100000000000001</text:p>
          </table:table-cell>
          <table:table-cell table:formula="of:=[.B9]-[.B$3]" office:value-type="float" office:value="-0.108865310693452" calcext:value-type="float">
            <text:p>-0.1088653106934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00-00-00</text:date>, <text:time style:data-style-name="N2" text:time-value="07:10:37.870956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2T16:43:59.767610100</meta:creation-date>
    <dc:title>Noto Sans</dc:title>
    <meta:editing-duration>PT2H43M21S</meta:editing-duration>
    <meta:editing-cycles>27</meta:editing-cycles>
    <meta:generator>LibreOffice/6.4.5.2$Linux_X86_64 LibreOffice_project/40$Build-2</meta:generator>
    <meta:initial-creator>Yudong Sun</meta:initial-creator>
    <dc:date>2020-08-25T09:24:42.454006466</dc:date>
    <dc:creator>Yudong Sun</dc:creator>
    <meta:document-statistic meta:table-count="10" meta:cell-count="407" meta:object-count="0"/>
    <meta:template xlink:type="simple" xlink:actuate="onRequest" xlink:title="Noto Sans" xlink:href="../../../../../../../../../home/sunyudong/Templates/Noto%20Sans1.ots" meta:date="2020-08-22T16:43:59.032497918"/>
  </office:meta>
</office:document-meta>
</file>